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start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font-size="15pt" style:text-underline-style="none" style:font-size-asian="15pt" style:font-size-complex="1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08cm" svg:height="3.81cm" svg:x="8.52cm" svg:y="2.635cm">
          <text:p text:style-name="P1"><text:span text:style-name="T1">Department </text:span></text:p>
          <text:p text:style-name="P1"><text:span text:style-name="T1">Scheduler</text:span></text:p>
          <text:p text:style-name="P1"><text:span text:style-name="T2"/></text:p>
          <text:p text:style-name="P2"><text:span text:style-name="T3">- Name</text:span></text:p>
          <text:p text:style-name="P2"><text:span text:style-name="T3">- Depart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08cm" svg:height="4.21cm" svg:x="8.62cm" svg:y="9.89cm">
          <text:p text:style-name="P1"><text:span text:style-name="T1">Exam</text:span></text:p>
          <text:p text:style-name="P1"><text:span text:style-name="T1"/></text:p>
          <text:p text:style-name="P2"><text:span text:style-name="T3">- Department(s)</text:span></text:p>
          <text:p text:style-name="P2"><text:span text:style-name="T3">- Course number(s)</text:span></text:p>
          <text:p text:style-name="P2"><text:span text:style-name="T3">- Section(s)</text:span></text:p>
          <text:p text:style-name="P2"><text:span text:style-name="T3">- Size</text:span></text:p>
          <text:p text:style-name="P2"><text:span text:style-name="T3">- Restriction(s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445cm" svg:height="2.54cm" svg:x="15.605cm" svg:y="6.715cm">
          <text:p text:style-name="P1"><text:span text:style-name="T1">Registrar</text:span></text:p>
          <text:p text:style-name="P1"><text:span text:style-name="T1"/></text:p>
          <text:p text:style-name="P2"><text:span text:style-name="T3">- 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08cm" svg:height="2.54cm" svg:x="1.635cm" svg:y="14.335cm">
          <text:p text:style-name="P1"><text:span text:style-name="T1">Student</text:span></text:p>
          <text:p text:style-name="P1"><text:span text:style-name="T1"/></text:p>
          <text:p text:style-name="P2"><text:span text:style-name="T3">- 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4.445cm" svg:height="3.175cm" svg:x="15.605cm" svg:y="13.77cm">
          <text:p text:style-name="P3"><text:span text:style-name="T1"/></text:p>
          <text:p text:style-name="P3"><text:span text:style-name="T1">Room</text:span></text:p>
          <text:p text:style-name="P3"/>
          <text:p text:style-name="P4"><text:span text:style-name="T4">- Address</text:span></text:p>
          <text:p text:style-name="P4"><text:span text:style-name="T4">- Capacity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08cm" svg:height="3.175cm" svg:x="1.635cm" svg:y="6.08cm">
          <text:p text:style-name="P1"><text:span text:style-name="T1">Instructor</text:span></text:p>
          <text:p text:style-name="P1"><text:span text:style-name="T1"/></text:p>
          <text:p text:style-name="P2"><text:span text:style-name="T3">- Name</text:span></text:p>
          <text:p text:style-name="P2"><text:span text:style-name="T3">- Department(s)</text:span></text:p>
          <text:p text:style-name="P2"><text:span text:style-name="T3">- Exam Preferences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4.175cm" svg:y1="6.08cm" svg:x2="8.52cm" svg:y2="4.54cm" draw:start-shape="id1" draw:start-glue-point="0" draw:end-shape="id2" svg:d="m4175 6080 4345-1540">
          <text:p text:style-name="P5"><text:span text:style-name="T4">Send exam preferences to <text:s text:c="14"/></text:span></text:p>
          <text:p text:style-name="P5"><text:span text:style-name="T4"/></text:p>
          <text:p text:style-name="P5"><text:span text:style-name="T4"/></text:p>
          <text:p text:style-name="P5"><text:span text:style-name="T4"/></text:p>
        </draw:connector>
        <draw:connector draw:style-name="gr2" draw:text-style-name="P5" draw:layer="layout" draw:type="line" svg:x1="4.175cm" svg:y1="14.335cm" svg:x2="8.62cm" svg:y2="11.995cm" draw:start-shape="id3" draw:start-glue-point="0" draw:end-shape="id4" svg:d="m4175 14335 4445-2340">
          <text:p text:style-name="P5"><text:span text:style-name="T4">Take <text:s text:c="4"/></text:span></text:p>
          <text:p text:style-name="P5"><text:span text:style-name="T4"/></text:p>
        </draw:connector>
        <draw:connector draw:style-name="gr2" draw:text-style-name="P6" draw:layer="layout" draw:type="line" svg:x1="4.175cm" svg:y1="9.255cm" svg:x2="8.62cm" svg:y2="11.995cm" draw:start-shape="id1" draw:start-glue-point="2" draw:end-shape="id4" draw:end-glue-point="3" svg:d="m4175 9255 4445 2740">
          <text:p text:style-name="P6"><text:span text:style-name="T4">Give</text:span></text:p>
          <text:p text:style-name="P6"><text:span text:style-name="T5"/></text:p>
          <text:p text:style-name="P6"><text:span text:style-name="T5"/></text:p>
        </draw:connector>
        <draw:connector draw:style-name="gr2" draw:text-style-name="P5" draw:layer="layout" draw:type="line" svg:x1="13.7cm" svg:y1="11.995cm" svg:x2="15.605cm" svg:y2="15.357cm" draw:start-shape="id4" draw:start-glue-point="1" draw:end-shape="id5" svg:d="m13700 11995 1905 3362">
          <text:p text:style-name="P3"><text:span text:style-name="T4"><text:s text:c="7"/></text:span><text:span text:style-name="T4">Occur</text:span></text:p>
          <text:p text:style-name="P3"><text:span text:style-name="T4"><text:s text:c="4"/></text:span><text:span text:style-name="T4">in</text:span></text:p>
          <text:p text:style-name="P3"><text:span text:style-name="T4"/></text:p>
        </draw:connector>
        <draw:connector draw:style-name="gr2" draw:text-style-name="P5" draw:layer="layout" draw:type="line" svg:x1="13.6cm" svg:y1="4.54cm" svg:x2="17.827cm" svg:y2="6.715cm" draw:start-shape="id2" draw:end-shape="id6" draw:end-glue-point="0" svg:d="m13600 4540 4227 2175">
          <text:p text:style-name="P5"><text:span text:style-name="T4"><text:s text:c="16"/></text:span><text:span text:style-name="T4">Request Exams From</text:span></text:p>
          <text:p text:style-name="P5"><text:span text:style-name="T4"/></text:p>
          <text:p text:style-name="P5"><text:span text:style-name="T4"/></text:p>
          <text:p text:style-name="P5"><text:span text:style-name="T4"/></text:p>
        </draw:connector>
        <draw:connector draw:style-name="gr2" draw:text-style-name="P5" draw:layer="layout" draw:type="line" svg:x1="17.827cm" svg:y1="9.255cm" svg:x2="13.7cm" svg:y2="11.995cm" draw:start-shape="id6" draw:start-glue-point="2" draw:end-shape="id4" draw:end-glue-point="1" svg:d="m17827 9255-4127 2740">
          <text:p text:style-name="P3"><text:span text:style-name="T4"><text:s text:c="17"/></text:span><text:span text:style-name="T4">Schedule</text:span></text:p>
        </draw:connector>
        <draw:frame draw:style-name="gr3" draw:text-style-name="P7" draw:layer="layout" svg:width="2.022cm" svg:height="0.747cm" svg:x="3.305cm" svg:y="9.255cm">
          <draw:text-box>
            <text:p><text:span text:style-name="T5">1..*</text:span></text:p>
          </draw:text-box>
        </draw:frame>
        <draw:frame draw:style-name="gr4" draw:text-style-name="P7" draw:layer="layout" svg:width="0.752cm" svg:height="0.747cm" svg:x="7.904cm" svg:y="11.092cm">
          <draw:text-box>
            <text:p text:style-name="P7"><text:span text:style-name="T5">*</text:span></text:p>
          </draw:text-box>
        </draw:frame>
        <draw:frame draw:style-name="gr4" draw:text-style-name="P7" draw:layer="layout" svg:width="0.752cm" svg:height="0.747cm" svg:x="7.904cm" svg:y="12.493cm">
          <draw:text-box>
            <text:p text:style-name="P7"><text:span text:style-name="T5">*</text:span></text:p>
          </draw:text-box>
        </draw:frame>
        <draw:frame draw:style-name="gr4" draw:text-style-name="P7" draw:layer="layout" svg:width="1.272cm" svg:height="0.747cm" svg:x="14.404cm" svg:y="15.17cm">
          <draw:text-box>
            <text:p text:style-name="P7"><text:span text:style-name="T5">1..*</text:span></text:p>
          </draw:text-box>
        </draw:frame>
        <draw:frame draw:style-name="gr4" draw:text-style-name="P7" draw:layer="layout" svg:width="0.752cm" svg:height="0.747cm" svg:x="13.704cm" svg:y="11.195cm">
          <draw:text-box>
            <text:p text:style-name="P7"><text:span text:style-name="T5">*</text:span></text:p>
          </draw:text-box>
        </draw:frame>
        <draw:frame draw:style-name="gr4" draw:text-style-name="P7" draw:layer="layout" svg:width="0.752cm" svg:height="0.747cm" svg:x="7.904cm" svg:y="3.993cm">
          <draw:text-box>
            <text:p text:style-name="P7"><text:span text:style-name="T5">*</text:span></text:p>
          </draw:text-box>
        </draw:frame>
        <draw:frame draw:style-name="gr3" draw:text-style-name="P7" draw:layer="layout" svg:width="0.752cm" svg:height="0.747cm" svg:x="3.44cm" svg:y="5.456cm">
          <draw:text-box>
            <text:p><text:span text:style-name="T5">1</text:span></text:p>
          </draw:text-box>
        </draw:frame>
        <draw:frame draw:style-name="gr3" draw:text-style-name="P7" draw:layer="layout" svg:width="0.752cm" svg:height="0.747cm" svg:x="17.74cm" svg:y="5.957cm">
          <draw:text-box>
            <text:p><text:span text:style-name="T5">1</text:span></text:p>
          </draw:text-box>
        </draw:frame>
        <draw:frame draw:style-name="gr3" draw:text-style-name="P7" draw:layer="layout" svg:width="0.752cm" svg:height="0.747cm" svg:x="13.54cm" svg:y="3.858cm">
          <draw:text-box>
            <text:p><text:span text:style-name="T5">*</text:span></text:p>
          </draw:text-box>
        </draw:frame>
        <draw:frame draw:style-name="gr3" draw:text-style-name="P7" draw:layer="layout" svg:width="0.752cm" svg:height="0.747cm" svg:x="17.74cm" svg:y="9.259cm">
          <draw:text-box>
            <text:p><text:span text:style-name="T5">1</text:span></text:p>
          </draw:text-box>
        </draw:frame>
        <draw:frame draw:style-name="gr3" draw:text-style-name="P7" draw:layer="layout" svg:width="0.752cm" svg:height="0.747cm" svg:x="13.64cm" svg:y="12.66cm">
          <draw:text-box>
            <text:p><text:span text:style-name="T5">1</text:span></text:p>
          </draw:text-box>
        </draw:frame>
        <draw:frame draw:style-name="gr3" draw:text-style-name="P7" draw:layer="layout" svg:width="1.922cm" svg:height="0.747cm" svg:x="3.27cm" svg:y="13.761cm">
          <draw:text-box>
            <text:p><text:span text:style-name="T5">1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mr10" style:font-style-name="Regular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era </meta:initial-creator>
    <meta:creation-date>2012-10-09T19:39:30</meta:creation-date>
    <dc:date>2012-10-09T20:57:14</dc:date>
    <dc:creator>Vera </dc:creator>
    <meta:editing-duration>PT52M6S</meta:editing-duration>
    <meta:editing-cycles>15</meta:editing-cycles>
    <meta:generator>LibreOffice/3.3$Unix LibreOffice_project/330m19$Build-401</meta:generator>
    <meta:document-statistic meta:object-count="24"/>
  </office:meta>
</office:document-meta>
</file>